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8.005cm" fo:min-width="4.961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2.696cm" fo:min-width="11.743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533cm" fo:min-width="1.92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1.147cm" fo:min-width="10.244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4.068cm" fo:min-width="2.834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384cm" fo:min-width="11.794cm"/>
    </style:style>
    <style:style style:name="gr7" style:family="graphic" style:parent-style-name="standard">
      <style:graphic-properties svg:stroke-width="0.212cm" svg:stroke-color="#ffffff" draw:marker-start-width="0.518cm" draw:marker-end-width="0.518cm" draw:opacity="0%" draw:opacity-name="" draw:textarea-horizontal-align="justify" draw:textarea-vertical-align="middle" draw:auto-grow-height="false" fo:min-height="1.201cm" fo:min-width="3.022cm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212cm" svg:stroke-color="#ffff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ffffff"/>
      <style:paragraph-properties fo:margin-left="0cm" fo:margin-right="0.051cm" fo:text-align="center" fo:text-indent="0cm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461cm" svg:height="8.255cm" draw:transform="rotate (0.000174532925198639) translate (1.027cm 1.762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461cm" svg:height="8.255cm" draw:transform="rotate (0.000174532925198639) translate (7.768cm 1.7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243cm" svg:height="2.946cm" svg:x="1cm" svg:y="10.1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318cm" svg:height="1.397cm" svg:x="1cm" svg:y="13.14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2" draw:layer="layout" svg:width="10.744cm" svg:height="1.397cm" svg:x="2.5cm" svg:y="13.1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334cm" svg:height="4.318cm" svg:x="13.473cm" svg:y="10.1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2.294cm" svg:height="0.634cm" svg:x="1cm" svg:y="1cm">
          <text:p/>
          <draw:enhanced-geometry svg:viewBox="0 0 21600 21600" draw:glue-points="?f6 10800 10800 21600 ?f5 10800 10800 0" draw:text-areas="?f3 ?f3 ?f4 ?f4" draw:mirror-vertical="true" draw:type="trapezoid" draw:modifiers="806.10975513739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3" draw:layer="layout" svg:width="3.734cm" svg:height="1.663cm" draw:transform="rotate (0.174532925199433) translate (5.564cm 15.365cm)">
          <text:p/>
          <draw:enhanced-geometry svg:viewBox="0 0 21600 21600" draw:type="rectangle" draw:enhanced-path="M 0 0 L 21600 0 21600 21600 0 21600 0 0 Z N"/>
        </draw:custom-shape>
        <draw:line draw:style-name="gr8" draw:text-style-name="P4" draw:layer="layout" svg:x1="8.65cm" svg:y1="14.843cm" svg:x2="8.65cm" svg:y2="14.3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0T17:03:41.987350815</meta:creation-date>
    <dc:date>2018-12-10T17:38:09.617034022</dc:date>
    <meta:editing-duration>PT12M34S</meta:editing-duration>
    <meta:editing-cycles>2</meta:editing-cycles>
    <meta:generator>LibreOffice/5.1.6.2$Linux_X86_64 LibreOffice_project/10m0$Build-2</meta:generator>
    <meta:document-statistic meta:object-count="9"/>
  </office:meta>
</office:document-meta>
</file>